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12pt" officeooo:rsid="005d7913" officeooo:paragraph-rsid="005d7913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officeooo:rsid="005fe3d9" officeooo:paragraph-rsid="005fe3d9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Times New Roman" fo:font-size="12pt" officeooo:rsid="0061cc47" officeooo:paragraph-rsid="0061cc47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2pt" officeooo:rsid="00637c2a" officeooo:paragraph-rsid="00637c2a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2pt" officeooo:rsid="00647ce2" officeooo:paragraph-rsid="00647ce2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a1cc7" officeooo:paragraph-rsid="005a1cc7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bec59" officeooo:paragraph-rsid="005bec59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4698f6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officeooo:rsid="005103a3"/>
    </style:style>
    <style:style style:name="T2" style:family="text">
      <style:text-properties officeooo:rsid="00581d1a"/>
    </style:style>
    <style:style style:name="T3" style:family="text">
      <style:text-properties officeooo:rsid="005f0504"/>
    </style:style>
    <style:style style:name="T4" style:family="text">
      <style:text-properties officeooo:rsid="0061cc47"/>
    </style:style>
    <style:style style:name="T5" style:family="text">
      <style:text-properties officeooo:rsid="0063eb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pte rendu d’activités de Michael Ory</text:p>
      <text:p text:style-name="P11">du 01/<text:span text:style-name="T1">11</text:span>/2014 au 3<text:span text:style-name="T2">0</text:span>/<text:span text:style-name="T1">11/</text:span>2014</text:p>
      <text:p text:style-name="P7"/>
      <text:p text:style-name="P7"/>
      <text:p text:style-name="P10"/>
      <text:p text:style-name="P8">Correction de l'algorithme de calcul de l'équivalence afin de prendre en compte la gestion de l'arbre.</text:p>
      <text:p text:style-name="P8"/>
      <text:p text:style-name="P8">Suppression de la gestion du mode de création d'un Generic (add / set) en attendant une mailleure solution.</text:p>
      <text:p text:style-name="P8"/>
      <text:p text:style-name="P9">Conception et implémentation de l'equals de Generic notamment pour gérer la comparaison des nœuds persistés.</text:p>
      <text:p text:style-name="P9"/>
      <text:p text:style-name="P2">Conception et implémentation du nouveau modèle pour la gestion des Méta. Le méta <text:span text:style-name="T3">d'un méta est lui même. Par exemple pour MetaTtribute, avant son méta était Engine. Cette modification permet d'avoir exactement les même rêgles pour tout les niveaux d'instances.</text:span></text:p>
      <text:p text:style-name="P2"/>
      <text:p text:style-name="P3">Mise en place de l'adjustement des méta dans la méthode setInstance. <text:span text:style-name="T5">Implémentation du Builder afin de centraliser toutes les méthodes de créations.</text:span></text:p>
      <text:p text:style-name="P3"/>
      <text:p text:style-name="P3">Refactorisation des contraintes afin de rendre l'utilisation plus simple. <text:span text:style-name="T4">Mise en place du Checker, classe qui a la responsabilité de l'execution des contraintes(système, utilistaeur, consistence).</text:span></text:p>
      <text:p text:style-name="P3"/>
      <text:p text:style-name="P4">Uniformisation de la notion de Context. Implémentation d'un contexte dans gs-kernel. Cette uniformisation a permis de factoriser du code entre gs-cache et gs-kernel.</text:p>
      <text:p text:style-name="P4"/>
      <text:p text:style-name="P5">Implémentation de la persistence dans gs-concurrency.</text:p>
      <text:p text:style-name="P5"/>
      <text:p text:style-name="P6">Refactorisation du checkSameEngine : algorithme qui vérifie que tout les composants d'un nœud ont le même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12-12T11:07:46.175700950</dc:date>
    <meta:editing-duration>P8DT15H54M3S</meta:editing-duration>
    <meta:editing-cycles>78</meta:editing-cycles>
    <meta:generator>LibreOffice/4.2.7.2$Linux_X86_64 LibreOffice_project/420m0$Build-2</meta:generator>
    <meta:print-date>2014-09-01T12:23:56.943113723</meta:print-date>
    <meta:document-statistic meta:table-count="0" meta:image-count="0" meta:object-count="0" meta:page-count="1" meta:paragraph-count="11" meta:word-count="192" meta:character-count="1319" meta:non-whitespace-character-count="1138"/>
  </office:meta>
</office:document-meta>
</file>